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8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8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8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8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8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8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8">
    <style:paragraph-properties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ext_20_body" style:list-style-name="L9">
    <style:paragraph-properties fo:margin-top="0in" fo:margin-bottom="0in"/>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list-style-name="L10">
    <style:paragraph-properties fo:margin-top="0in" fo:margin-bottom="0in"/>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11">
    <style:paragraph-properties fo:margin-top="0in" fo:margin-bottom="0in"/>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12">
    <style:paragraph-properties fo:margin-top="0in" fo:margin-bottom="0in"/>
  </style:style>
  <style:style style:name="P23" style:family="paragraph" style:parent-style-name="Table_20_Heading">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ext_20_body" style:list-style-name="L13">
    <style:paragraph-properties fo:margin-top="0in" fo:margin-bottom="0in"/>
  </style:style>
  <style:style style:name="P26" style:family="paragraph" style:parent-style-name="Text_20_body" style:list-style-name="L14">
    <style:paragraph-properties fo:margin-top="0in" fo:margin-bottom="0in"/>
  </style:style>
  <style:style style:name="P27"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88%"/>
  </style:style>
  <style:style style:name="Table1.A" style:family="table-column">
    <style:table-column-properties style:rel-column-width="7099*"/>
  </style:style>
  <style:style style:name="Table1.B" style:family="table-column">
    <style:table-column-properties style:rel-column-width="50243*"/>
  </style:style>
  <style:style style:name="Table2" style:family="table">
    <style:table-properties table:align="center" style:rel-width="88%"/>
  </style:style>
  <style:style style:name="Table2.A" style:family="table-column">
    <style:table-column-properties style:rel-column-width="7099*"/>
  </style:style>
  <style:style style:name="Table2.B" style:family="table-column">
    <style:table-column-properties style:rel-column-width="50243*"/>
  </style:style>
  <style:style style:name="Table3" style:family="table">
    <style:table-properties table:align="center" style:rel-width="88%"/>
  </style:style>
  <style:style style:name="Table3.A" style:family="table-column">
    <style:table-column-properties style:rel-column-width="7099*"/>
  </style:style>
  <style:style style:name="Table3.B" style:family="table-column">
    <style:table-column-properties style:rel-column-width="50243*"/>
  </style:style>
  <style:style style:name="Table4" style:family="table">
    <style:table-properties table:align="center" style:rel-width="88%"/>
  </style:style>
  <style:style style:name="Table4.A" style:family="table-column">
    <style:table-column-properties style:rel-column-width="7099*"/>
  </style:style>
  <style:style style:name="Table4.B" style:family="table-column">
    <style:table-column-properties style:rel-column-width="50243*"/>
  </style:style>
  <style:style style:name="Table5" style:family="table">
    <style:table-properties table:align="center" style:rel-width="88%"/>
  </style:style>
  <style:style style:name="Table5.A" style:family="table-column">
    <style:table-column-properties style:rel-column-width="7099*"/>
  </style:style>
  <style:style style:name="Table5.B" style:family="table-column">
    <style:table-column-properties style:rel-column-width="50243*"/>
  </style:style>
  <style:style style:name="Table6" style:family="table">
    <style:table-properties table:align="center" style:rel-width="88%"/>
  </style:style>
  <style:style style:name="Table6.A" style:family="table-column">
    <style:table-column-properties style:rel-column-width="7099*"/>
  </style:style>
  <style:style style:name="Table6.B" style:family="table-column">
    <style:table-column-properties style:rel-column-width="50243*"/>
  </style:style>
  <style:style style:name="Table7" style:family="table">
    <style:table-properties table:align="center" style:rel-width="88%"/>
  </style:style>
  <style:style style:name="Table7.A" style:family="table-column">
    <style:table-column-properties style:rel-column-width="7099*"/>
  </style:style>
  <style:style style:name="Table7.B" style:family="table-column">
    <style:table-column-properties style:rel-column-width="50243*"/>
  </style:style>
  <style:style style:name="Table8" style:family="table">
    <style:table-properties table:align="center" style:rel-width="88%"/>
  </style:style>
  <style:style style:name="Table8.A" style:family="table-column">
    <style:table-column-properties style:rel-column-width="7099*"/>
  </style:style>
  <style:style style:name="Table8.B" style:family="table-column">
    <style:table-column-properties style:rel-column-width="50243*"/>
  </style:style>
  <style:style style:name="Table9" style:family="table">
    <style:table-properties table:align="center" style:rel-width="88%"/>
  </style:style>
  <style:style style:name="Table9.A" style:family="table-column">
    <style:table-column-properties style:rel-column-width="7099*"/>
  </style:style>
  <style:style style:name="Table9.B" style:family="table-column">
    <style:table-column-properties style:rel-column-width="50243*"/>
  </style:style>
  <style:style style:name="Table10" style:family="table">
    <style:table-properties table:align="center" style:rel-width="88%"/>
  </style:style>
  <style:style style:name="Table10.A" style:family="table-column">
    <style:table-column-properties style:rel-column-width="7099*"/>
  </style:style>
  <style:style style:name="Table10.B" style:family="table-column">
    <style:table-column-properties style:rel-column-width="50243*"/>
  </style:style>
  <style:style style:name="Table11" style:family="table">
    <style:table-properties table:align="center" style:rel-width="88%"/>
  </style:style>
  <style:style style:name="Table11.A" style:family="table-column">
    <style:table-column-properties style:rel-column-width="7099*"/>
  </style:style>
  <style:style style:name="Table11.B" style:family="table-column">
    <style:table-column-properties style:rel-column-width="50243*"/>
  </style:style>
  <office:body>
    <office:text>
      <text:h text:style-name="Heading_20_1" text:outline-level="1"><text:bookmark-start text:name="summary"/>Summary<text:bookmark-end text:name="summary"/></text:h>
      <text:h text:style-name="Heading_20_1" text:outline-level="1"><text:bookmark-start text:name="executive-summary"/>Executive Summary<text:bookmark-end text:name="executive-summary"/></text:h>
      <text:p text:style-name="Horizontal_20_Line"/>
      <text:h text:style-name="Heading_20_2" text:outline-level="2"><text:bookmark-start text:name="web-summary"/>Web Summary<text:bookmark-end text:name="web-summary"/></text:h>
      <text:p text:style-name="First_20_paragraph">With a 28 year career, I have filled a variety of technical roles. As a manager, I have spent 5 years of my career guiding teams through challenging conditions, ranging from technical challenges through COVID-19 related challenges. I have kept my team together, and we have thrived on the challenges of taking care of the data for a $200 million company. This includes managing my team through the COVID-19 pandemic, without losing a single member of my team to another company.</text:p>
      <text:p text:style-name="Text_20_body">I am a <text:a xlink:type="simple" xlink:href="https://www.credly.com/badges/6c91d726-a924-4b8d-994b-80e49e002428/public_url" office:name=""><text:span text:style-name="Definition">Google Cloud Certified Professional Data Engineer</text:span></text:a>. I have spent 9 years working with streaming challenges, ETL challenges, and data latency challenges as we keep our overall latency to 5 hours or less. We have done this using <text:a xlink:type="simple" xlink:href="https://hadoop.apache.org/" office:name=""><text:span text:style-name="Definition">Hadoop</text:span></text:a>, <text:a xlink:type="simple" xlink:href="https://www.python.org/" office:name=""><text:span text:style-name="Definition">Python</text:span></text:a>, <text:a xlink:type="simple" xlink:href="https://kafka.apache.org/" office:name=""><text:span text:style-name="Definition">Kafka</text:span></text:a>, and <text:a xlink:type="simple" xlink:href="https://www.alluxio.io/" office:name=""><text:span text:style-name="Definition">Alluxio</text:span></text:a>. We have worked with different data storage formats, different compute engines for accessing the data, and different ways to coordinate our ETL pipeline to avoid having jobs crash into each other.</text:p>
      <text:p text:style-name="Text_20_body">Furthermore, as a DevOps Engineer, I have 23 years of experience managing Linux, UNIX, <text:a xlink:type="simple" xlink:href="https://www.microsoft.com/en-us/windows/" office:name=""><text:span text:style-name="Definition">Windows</text:span></text:a>, and OSX/macOS systems. This means that I look at the whole picture, not just System Administration or Software Development. Shepherding a system through the creation and deployment process, and seeing the customer’s happiness at having things work the way they need it to, is a particular joy of mine. Making people’s lives better is the point of technology, after all.</text:p>
      <text:p text:style-name="Text_20_body">Finally, 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Text_20_body">I am comfortable in a wide range of working conditions.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 Programming languages have included Python, PHP, Perl, and Java.</text:p>
      <text:p text:style-name="Horizontal_20_Line"/>
      <text:h text:style-name="Heading_20_2" text:outline-level="2"><text:bookmark-start text:name="data-engineer-summary"/>Data Engineer Summary<text:bookmark-end text:name="data-engineer-summary"/></text:h>
      <text:p text:style-name="First_20_paragraph">I am a <text:a xlink:type="simple" xlink:href="https://www.credly.com/badges/6c91d726-a924-4b8d-994b-80e49e002428/public_url" office:name=""><text:span text:style-name="Definition">Google Cloud Certified Professional Data Engineer</text:span></text:a>. I have 9 years of experience doing data engineering. I’ve scaled up a company from receiving 4T of new data/day through to its current 40T/day of new data. We have grown from about 50 servers to 450 servers for our big data architecture, as well as holding over 2P of data we are storing and actively using.</text:p>
      <text:p text:style-name="Horizontal_20_Line"/>
      <text:h text:style-name="Heading_20_2" text:outline-level="2"><text:bookmark-start text:name="devops-engineer-summary"/>DevOps Engineer Summary<text:bookmark-end text:name="devops-engineer-summary"/></text:h>
      <text:p text:style-name="First_20_paragraph">DevOps Engineer with 28 years of experience managing Linux, UNIX, <text:a xlink:type="simple" xlink:href="https://www.microsoft.com/en-us/windows/" office:name=""><text:span text:style-name="Definition">Windows</text:span></text:a>, and OSX/macOS systems. Programming languages have included Python, PHP, Perl, and Java. Work environments have been heterogeneous (several flavors of Linux, <text:a xlink:type="simple" xlink:href="https://www.microsoft.com/en-us/windows/" office:name=""><text:span text:style-name="Definition">Windows</text:span></text:a>, and OSX/macOS), small to medium sized (from 10 to 1200 servers, 20 to 300 workstations), and mixed locations (all local to all remote teams).</text:p>
      <text:p text:style-name="Horizontal_20_Line"/>
      <text:h text:style-name="Heading_20_2" text:outline-level="2"><text:bookmark-start text:name="manager-summary"/>Manager Summary<text:bookmark-end text:name="manager-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p text:style-name="Horizontal_20_Line"/>
      <text:h text:style-name="Heading_20_2" text:outline-level="2"><text:bookmark-start text:name="software-engineer-summary"/>Software Engineer Summary<text:bookmark-end text:name="software-engineer-summary"/></text:h>
      <text:p text:style-name="First_20_paragraph">As a Software Engineer, I have spent 6 years of my career focused on delivering high quality software to my company’s customers, with their focus and needs being on sorting through large numbers of documents in a timely fashion. This has meant understanding ingestion, storage, and display of arbitrary data. It has included custom data visualizations. This was primarily done with <text:a xlink:type="simple" xlink:href="https://www.python.org/" office:name=""><text:span text:style-name="Definition">Python</text:span></text:a> and <text:a xlink:type="simple" xlink:href="https://ubuntu.com/" office:name=""><text:span text:style-name="Definition">Ubuntu Linux</text:span></text:a>, but has also included work with <text:a xlink:type="simple" xlink:href="https://www.perl.org/" office:name=""><text:span text:style-name="Definition">Perl</text:span></text:a> and <text:a xlink:type="simple" xlink:href="https://www.php.net/" office:name=""><text:span text:style-name="Definition">PHP</text:span></text:a>.</text:p>
      <text:p text:style-name="Horizontal_20_Line"/>
      <text:h text:style-name="Heading_20_1" text:outline-level="1"><text:bookmark-start text:name="job-history"/>Job History<text:bookmark-end text:name="job-history"/></text:h>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p text:style-name="Text_20_body">Pulsepoint is an internet healthcare marketing company with a focus on activating health care providers. Pulsepoint was acquired by WebMD in June 2021.</text:p>
      <text:p text:style-name="Text_20_body">My role evolved over time from dealing with individual data jobs to overseeing the entire ETL pipeline to leading the entire department.</text:p>
      <text:list text:style-name="L1">
        <text:list-item>
          <text:p text:style-name="P1">Architected data streaming that manages 40T of data/day.</text:p>
        </text:list-item>
        <text:list-item>
          <text:p text:style-name="P1">Established new data centers in Europe and in Virginia.</text:p>
        </text:list-item>
        <text:list-item>
          <text:p text:style-name="P1">Migrated data center, moving processing of data pipelines to new data center.</text:p>
        </text:list-item>
        <text:list-item>
          <text:p text:style-name="P1">Split data management team into data platform and data product development.</text:p>
        </text:list-item>
        <text:list-item>
          <text:p text:style-name="P1">Guided the team through splitting our ETL pipelines into multiple repositories.</text:p>
        </text:list-item>
        <text:list-item>
          <text:p text:style-name="P1">Organized the migration of ETL pipelines from Python 2 to Python 3.</text:p>
        </text:list-item>
        <text:list-item>
          <text:p text:style-name="P1">Insituted and formalized processes and procedures for the team.</text:p>
        </text:list-item>
        <text:list-item>
          <text:p text:style-name="P1">Planned capacity to ensure we could handle incoming data throughout the year.</text:p>
        </text:list-item>
        <text:list-item>
          <text:p text:style-name="P1">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1">Acted as scrum master for the team.</text:p>
        </text:list-item>
        <text:list-item>
          <text:p text:style-name="P1">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1">Conducted interviews for my team and for teams that work closely with my team.</text:p>
        </text:list-item>
        <text:list-item>
          <text:p text:style-name="P1">Automated distribution of incident reports to all affected parties.</text:p>
        </text:list-item>
        <text:list-item>
          <text:p text:style-name="P1">Changed hardware profiles for <text:a xlink:type="simple" xlink:href="https://hadoop.apache.org/" office:name=""><text:span text:style-name="Definition">Hadoop</text:span></text:a> to remove storage and compute colocation.</text:p>
        </text:list-item>
        <text:list-item>
          <text:p text:style-name="P1">Onboarded new team members, helping them to fully integrate into the team.</text:p>
        </text:list-item>
        <text:list-item>
          <text:p text:style-name="P1">Held weekly 1 on 1 meetings with team members.</text:p>
        </text:list-item>
        <text:list-item>
          <text:p text:style-name="P1">Participated in on-call rotation.</text:p>
        </text:list-item>
        <text:list-item>
          <text:p text:style-name="P1">Developed new stories (including estimates) for our <text:a xlink:type="simple" xlink:href="https://www.atlassian.com/software/jira" office:name=""><text:span text:style-name="Definition">Jira</text:span></text:a> board.</text:p>
        </text:list-item>
        <text:list-item>
          <text:p text:style-name="P1">Prioritized tickets for our <text:a xlink:type="simple" xlink:href="https://www.atlassian.com/software/jira" office:name=""><text:span text:style-name="Definition">Jira</text:span></text:a> board.</text:p>
        </text:list-item>
        <text:list-item>
          <text:p text:style-name="P1">Passed annual HIPAA training for data protection.</text:p>
        </text:list-item>
        <text:list-item>
          <text:p text:style-name="P1">Upgraded <text:a xlink:type="simple" xlink:href="https://kafka.apache.org/" office:name=""><text:span text:style-name="Definition">Kafka</text:span></text:a> with zero downtime for producers and consumers.</text:p>
        </text:list-item>
        <text:list-item>
          <text:p text:style-name="P1">Deployed and configured <text:a xlink:type="simple" xlink:href="https://www.alluxio.io/" office:name=""><text:span text:style-name="Definition">Alluxio</text:span></text:a> for caching and data orchestration.</text:p>
        </text:list-item>
        <text:list-item>
          <text:p text:style-name="P1">Performance tuned <text:a xlink:type="simple" xlink:href="https://kafka.apache.org/" office:name=""><text:span text:style-name="Definition">Kafka</text:span></text:a>.</text:p>
        </text:list-item>
        <text:list-item>
          <text:p text:style-name="P1">Enabled integration with <text:a xlink:type="simple" xlink:href="https://en.wikipedia.org/wiki/Active_Directory" office:name=""><text:span text:style-name="Definition">Active Directory</text:span></text:a> for <text:a xlink:type="simple" xlink:href="https://hadoop.apache.org/" office:name=""><text:span text:style-name="Definition">Hadoop</text:span></text:a> systems.</text:p>
        </text:list-item>
        <text:list-item>
          <text:p text:style-name="P1">Built tool to graphically show the ETL pipelines.</text:p>
        </text:list-item>
        <text:list-item>
          <text:p text:style-name="P1">Transitioned ETL pipeline from crontabs to <text:a xlink:type="simple" xlink:href="https://mesos.apache.org/" office:name=""><text:span text:style-name="Definition">Mesos</text:span></text:a> and then into <text:a xlink:type="simple" xlink:href="https://kubernetes.io/" office:name=""><text:span text:style-name="Definition">Kubernetes</text:span></text:a>.</text:p>
        </text:list-item>
        <text:list-item>
          <text:p text:style-name="P1">Troubleshooting of issues with <text:a xlink:type="simple" xlink:href="https://hadoop.apache.org/" office:name=""><text:span text:style-name="Definition">Hadoop</text:span></text:a>, <text:a xlink:type="simple" xlink:href="https://kafka.apache.org/" office:name=""><text:span text:style-name="Definition">Kafka</text:span></text:a>, <text:a xlink:type="simple" xlink:href="https://www.microsoft.com/en-us/sql-server" office:name=""><text:span text:style-name="Definition">SQL Server</text:span></text:a>, and <text:a xlink:type="simple" xlink:href="https://kubernetes.io/" office:name=""><text:span text:style-name="Definition">Kubernetes</text:span></text:a>.</text:p>
        </text:list-item>
        <text:list-item>
          <text:p text:style-name="P1">Production maintenance of data pipelines, including after hours support.</text:p>
        </text:list-item>
        <text:list-item>
          <text:p text:style-name="P1">Tested new tools for suitability, including <text:a xlink:type="simple" xlink:href="https://mariadb.org/" office:name=""><text:span text:style-name="Definition">MariaDB</text:span></text:a>, <text:a xlink:type="simple" xlink:href="https://clickhouse.com/" office:name=""><text:span text:style-name="Definition">Clickhouse</text:span></text:a>, and <text:a xlink:type="simple" xlink:href="https://kudu.apache.org/" office:name=""><text:span text:style-name="Definition">Kudu</text:span></text:a>.</text:p>
        </text:list-item>
        <text:list-item>
          <text:p text:style-name="P1">Switched build server from <text:a xlink:type="simple" xlink:href="https://www.jetbrains.com/teamcity/" office:name=""><text:span text:style-name="Definition">TeamCity</text:span></text:a> to <text:a xlink:type="simple" xlink:href="https://www.jenkins.io/" office:name=""><text:span text:style-name="Definition">Jenkins</text:span></text:a>, recreating all build jobs.</text:p>
        </text:list-item>
        <text:list-item>
          <text:p text:style-name="P1">Implemented data duplication between two <text:a xlink:type="simple" xlink:href="https://hadoop.apache.org/" office:name=""><text:span text:style-name="Definition">Hadoop</text:span></text:a> clusters.</text:p>
        </text:list-item>
        <text:list-item>
          <text:p text:style-name="P1">Upgraded <text:a xlink:type="simple" xlink:href="https://hadoop.apache.org/" office:name=""><text:span text:style-name="Definition">Hadoop</text:span></text:a> clusters with minimal downtime.</text:p>
        </text:list-item>
        <text:list-item>
          <text:p text:style-name="P1">Created ELT jobs to ingest third party data to make it available internally.</text:p>
        </text:list-item>
        <text:list-item>
          <text:p text:style-name="P1">Installed and configured multiple <text:a xlink:type="simple" xlink:href="https://hadoop.apache.org/" office:name=""><text:span text:style-name="Definition">Hadoop</text:span></text:a> clusters.</text:p>
        </text:list-item>
        <text:list-item>
          <text:p text:style-name="P1">Developed new ETL jobs to aggregate data from Pulsepoint’s RTB exchange.</text:p>
        </text:list-item>
        <text:list-item>
          <text:p text:style-name="P1">Optimized <text:a xlink:type="simple" xlink:href="https://hadoop.apache.org/" office:name=""><text:span text:style-name="Definition">Hadoop</text:span></text:a> jobs.</text:p>
        </text:list-item>
        <text:list-item>
          <text:p text:style-name="P1">Maintained <text:a xlink:type="simple" xlink:href="https://www.vertica.com/" office:name=""><text:span text:style-name="Definition">Vertica</text:span></text:a> cluster, including troubleshooting.</text:p>
        </text:list-item>
        <text:list-item>
          <text:p text:style-name="P1">Tested <text:a xlink:type="simple" xlink:href="https://cassandra.apache.org/_/index.html" office:name=""><text:span text:style-name="Definition">Cassandra</text:span></text:a> as a potential reporting database.</text:p>
        </text:list-item>
        <text:list-item>
          <text:p text:style-name="P1">Converted <text:a xlink:type="simple" xlink:href="https://sqoop.apache.org/" office:name=""><text:span text:style-name="Definition">Sqoop</text:span></text:a> jobs to use <text:a xlink:type="simple" xlink:href="https://www.freetds.org/" office:name=""><text:span text:style-name="Definition">FreeBCP</text:span></text:a> instead.</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p text:style-name="Text_20_body">Weight Watchers is a Fortune 500 company focused on helping customers manage their weight and reduce health problems caused by it.</text:p>
      <text:p text:style-name="Text_20_body">My role was focused on providing internal support within the company to enable other groups to support the customer base.</text:p>
      <text:list text:style-name="L2">
        <text:list-item>
          <text:p text:style-name="P2">Developed lightweight monitoring tool for use within my group.</text:p>
        </text:list-item>
        <text:list-item>
          <text:p text:style-name="P2">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2">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p text:style-name="Text_20_body">OrcaTec is in the litigation support industry (they help their clients reduce the costs of being sued). OrcaTec is primarily a software-as-a-service company, allowing OrcaTec to host customer data. While working here, my focus has been on improving the GUI. This has involved refactoring code heavily, adding new features, and adding new tests to cover existing and new code.</text:p>
      <text:p text:style-name="Text_20_body">The team structure at OrcaTec is geographically very diverse. In addition to my own telecommuting, I have teammates in many states. We all work remotely, and we all work together to make the product the best that it can be.</text:p>
      <text:list text:style-name="L3">
        <text:list-item>
          <text:p text:style-name="P3">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3">Organized weekly meetings for members of the frontend (OTGUI) team, providing a chance to discuss (in depth) the issues the team was facing.</text:p>
        </text:list-item>
        <text:list-item>
          <text:p text:style-name="P3">Found major security hole (remote code execution) and closed it.</text:p>
        </text:list-item>
        <text:list-item>
          <text:p text:style-name="P3">Debugged and resolved memory issues that were causing systems to shut down.</text:p>
        </text:list-item>
        <text:list-item>
          <text:p text:style-name="P3">Incorporated memcached into our stack to handle sessions and cached data.</text:p>
        </text:list-item>
        <text:list-item>
          <text:p text:style-name="P3">Switched web server from <text:a xlink:type="simple" xlink:href="https://pypi.org/project/Paste/" office:name=""><text:span text:style-name="Definition">Paster</text:span></text:a> to <text:a xlink:type="simple" xlink:href="https://httpd.apache.org/" office:name=""><text:span text:style-name="Definition">Apache</text:span></text:a> with <text:a xlink:type="simple" xlink:href="https://code.google.com/archive/p/modwsgi" office:name=""><text:span text:style-name="Definition">mod_wsgi</text:span></text:a>.</text:p>
        </text:list-item>
        <text:list-item>
          <text:p text:style-name="P3">Corrected Unicode handling errors in the code.</text:p>
        </text:list-item>
        <text:list-item>
          <text:p text:style-name="P3">Added holds and matters framework, allowing customers to state that documents belong to specific cases and should not be deleted while the cases are ongoing.</text:p>
        </text:list-item>
        <text:list-item>
          <text:p text:style-name="P3">Identified weaknesses in the database model, and added code to prevent those weaknesses from being hit.</text:p>
        </text:list-item>
        <text:list-item>
          <text:p text:style-name="P3">Wrote <text:a xlink:type="simple" xlink:href="https://www.python.org/" office:name=""><text:span text:style-name="Definition">Python</text:span></text:a> framework to manage long running background jobs.</text:p>
        </text:list-item>
        <text:list-item>
          <text:p text:style-name="P3">Reduced multi-hour <text:a xlink:type="simple" xlink:href="https://www.sqlalchemy.org/" office:name=""><text:span text:style-name="Definition">SQLAlchemy</text:span></text:a> bulk database jobs to minutes.</text:p>
        </text:list-item>
        <text:list-item>
          <text:p text:style-name="P3">Spearheaded conversion from <text:a xlink:type="simple" xlink:href="http://yui.github.io/yui2/" office:name=""><text:span text:style-name="Definition">YUI 2</text:span></text:a> to <text:a xlink:type="simple" xlink:href="https://jquery.com/" office:name=""><text:span text:style-name="Definition">jQuery</text:span></text:a> and <text:a xlink:type="simple" xlink:href="https://jqueryui.com/" office:name=""><text:span text:style-name="Definition">jQueryUI</text:span></text:a>.</text:p>
        </text:list-item>
        <text:list-item>
          <text:p text:style-name="P3">Documented internal server API, wrote a <text:a xlink:type="simple" xlink:href="https://www.python.org/" office:name=""><text:span text:style-name="Definition">Python</text:span></text:a> class to standardize it’s use.</text:p>
        </text:list-item>
        <text:list-item>
          <text:p text:style-name="P3">Added tag cloud (using <text:a xlink:type="simple" xlink:href="https://github.com/russelporosky/jQuery.awesomeCloud.plugin" office:name=""><text:span text:style-name="Definition">awesomecloud plugin for jQuery</text:span></text:a>).</text:p>
        </text:list-item>
        <text:list-item>
          <text:p text:style-name="P3">Added support for allowing customers to login using <text:a xlink:type="simple" xlink:href="https://www.openid.net/" office:name=""><text:span text:style-name="Definition">OpenID</text:span></text:a>.</text:p>
        </text:list-item>
        <text:list-item>
          <text:p text:style-name="P3">Developed advanced search tool using <text:a xlink:type="simple" xlink:href="https://www.python.org/" office:name=""><text:span text:style-name="Definition">Python</text:span></text:a>, <text:a xlink:type="simple" xlink:href="https://www.turbogears.org/" office:name=""><text:span text:style-name="Definition">TurboGears</text:span></text:a>, and <text:a xlink:type="simple" xlink:href="https://jquery.com/" office:name=""><text:span text:style-name="Definition">jQuery</text:span></text:a>.</text:p>
        </text:list-item>
        <text:list-item>
          <text:p text:style-name="P3">Created new document production framework from scratch.</text:p>
        </text:list-item>
        <text:list-item>
          <text:p text:style-name="P3">Installed and configured <text:a xlink:type="simple" xlink:href="https://wso2.com/identity-and-access-management/" office:name=""><text:span text:style-name="Definition">WSO2 Identity Server</text:span></text:a> for our <text:a xlink:type="simple" xlink:href="https://www.openid.net/" office:name=""><text:span text:style-name="Definition">OpenID</text:span></text:a> implementation</text:p>
        </text:list-item>
        <text:list-item>
          <text:p text:style-name="P3">Created a tool to allow copying settings between instances.</text:p>
        </text:list-item>
        <text:list-item>
          <text:p text:style-name="P3">Added user preferences to the frontend.</text:p>
        </text:list-item>
        <text:list-item>
          <text:p text:style-name="P3">Resolved intermittent issue with drag/drop events that had been unsolvable by the existing team.</text:p>
        </text:list-item>
        <text:list-item>
          <text:p text:style-name="P3">Implemented login idle timeout functionality.</text:p>
        </text:list-item>
        <text:list-item>
          <text:p text:style-name="P3">Refactored <text:a xlink:type="simple" xlink:href="https://www.python.org/" office:name=""><text:span text:style-name="Definition">Python</text:span></text:a> and JavaScript code on a regular basis to reduce code repetition and increase legibility.</text:p>
        </text:list-item>
      </text:list>
      <text:p text:style-name="PageBreak"/>
      <text:h text:style-name="Heading_20_1" text:outline-level="1"><text:bookmark-start text:name="relevant-technical-skills"/>Relevant Technical Skills<text:bookmark-end text:name="relevant-technical-skills"/></text:h>
      <text:list text:style-name="L4">
        <text:list-item>
          <text:p text:style-name="P4"><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4"><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4"><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4"><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4"><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item>
          <text:p text:style-name="P4"><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4"><text:span text:style-name="T1">Operating Systems Administered:</text:span> Linux (<text:a xlink:type="simple" xlink:href="https://www.debian.org/" office:name=""><text:span text:style-name="Definition">Debian</text:span></text:a>, <text:a xlink:type="simple" xlink:href="https://www.redhat.com/en" office:name=""><text:span text:style-name="Definition">RedHat</text:span></text:a>, <text:a xlink:type="simple" xlink:href="https://www.suse.com/" office:name=""><text:span text:style-name="Definition">Suse</text:span></text:a>, <text:a xlink:type="simple" xlink:href="https://ubuntu.com/" office:name=""><text:span text:style-name="Definition">Ubuntu</text:span></text:a>), Microsoft Windows (10/2008/7/Vista/2003/XP/NT/98/95), UNIX (<text:a xlink:type="simple" xlink:href="https://www.oracle.com/solaris/solaris11/" office:name=""><text:span text:style-name="Definition">Solaris</text:span></text:a>, <text:a xlink:type="simple" xlink:href="https://www.ibm.com/products/aix" office:name=""><text:span text:style-name="Definition">AIX</text:span></text:a>, <text:a xlink:type="simple" xlink:href="https://www.hpe.com/us/en/servers/hp-ux.html" office:name=""><text:span text:style-name="Definition">HP-UX</text:span></text:a>)</text:p>
        </text:list-item>
        <text:list-item>
          <text:p text:style-name="P4"><text:span text:style-name="T1">Markup Languages:</text:span> CSS, HTML, Markdown, XML</text:p>
        </text:list-item>
        <text:list-item>
          <text:p text:style-name="P4"><text:span text:style-name="T1">Applications:</text:span> <text:a xlink:type="simple" xlink:href="https://www.whatsupgold.com/" office:name=""><text:span text:style-name="Definition">Ipswitch What’s Up</text:span></text:a>, <text:a xlink:type="simple" xlink:href="https://www.nagios.org/" office:name=""><text:span text:style-name="Definition">Nagios</text:span></text:a>, <text:a xlink:type="simple" xlink:href="https://www.openstack.org/" office:name=""><text:span text:style-name="Definition">OpenStack</text:span></text:a>, <text:a xlink:type="simple" xlink:href="https://slack.com/" office:name=""><text:span text:style-name="Definition">Slack</text:span></text:a>, <text:a xlink:type="simple" xlink:href="https://www.virtualbox.org/" office:name=""><text:span text:style-name="Definition">VirtualBox</text:span></text:a>, <text:a xlink:type="simple" xlink:href="https://www.vmware.com/" office:name=""><text:span text:style-name="Definition">VMware</text:span></text:a>, <text:a xlink:type="simple" xlink:href="https://www.zenoss.com/" office:name=""><text:span text:style-name="Definition">Zenoss</text:span></text:a></text:p>
        </text:list-item>
        <text:list-item>
          <text:p text:style-name="P4"><text:span text:style-name="T1">Networking and Security:</text:span> <text:a xlink:type="simple" xlink:href="https://www.checkpoint.com/" office:name=""><text:span text:style-name="Definition">Checkpoint VPN</text:span></text:a>, Cisco, Firewall Design, TCP/IP</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p text:style-name="PageBreak"/>
      <text:h text:style-name="Heading_20_1" text:outline-level="1"><text:bookmark-start text:name="project-history"/>Project History<text:bookmark-end text:name="project-history"/></text:h>
      <text:p text:style-name="First_20_paragraph">EIQ_JOB_PRJ_EPH_ENV</text:p>
      <text:h text:style-name="Heading_20_2" text:outline-level="2"><text:bookmark-start text:name="migrate-to-new-data-center"/>Migrate To New Data Center<text:bookmark-end text:name="migrate-to-new-data-center"/></text:h>
      <table:table table:name="Table1" table:style-name="Table1">
        <table:table-column table:style-name="Table1.A"/>
        <table:table-column table:style-name="Table1.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alluxio.io/" office:name=""><text:span text:style-name="Definition">Alluxio</text:span></text:a>, <text:a xlink:type="simple" xlink:href="https://hadoop.apache.org/" office:name=""><text:span text:style-name="Definition">Hadoop</text:span></text:a>, <text:a xlink:type="simple" xlink:href="https://kafka.apache.org/" office:name=""><text:span text:style-name="Definition">Kafka</text:span></text:a>, <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is in the process of migrating between data centers. A significant portion of the existing hardware has gone past its end of life, so we chose to build a new data center, with new hardware. At the same time, we used the latest versions of all relevant software that we could (<text:a xlink:type="simple" xlink:href="https://hadoop.apache.org/" office:name=""><text:span text:style-name="Definition">Hadoop</text:span></text:a>, <text:a xlink:type="simple" xlink:href="https://kubernetes.io/" office:name=""><text:span text:style-name="Definition">Kubernetes</text:span></text:a>, etc).</text:p>
      <text:p text:style-name="Text_20_body">This provided us with an opportunity to fix some design flaws in the original big data clusters, and we used this chance to make things better for us overall.</text:p>
      <text:p text:style-name="Text_20_body">The work remaining at this point comes down to verifying that the new versions of the ETL jobs function as expected, producing valid output. The process is expected to complete in 2025.</text:p>
      <text:list text:style-name="L5">
        <text:list-item>
          <text:p text:style-name="P5">Created new clusters, with new versions of relevant software, in the new data center.</text:p>
        </text:list-item>
        <text:list-item>
          <text:p text:style-name="P5">Updated ETL jobs as needed so that they would run exclusively in the new data center.</text:p>
        </text:list-item>
        <text:list-item>
          <text:p text:style-name="P5">Configured those ETL jobs to output copies of their data to the original data center.</text:p>
        </text:list-item>
        <text:list-item>
          <text:p text:style-name="P5">Removed those ETL jobs from the original data center, configuring the original to use the output from the new data center.</text:p>
        </text:list-item>
      </text:list>
      <text:h text:style-name="Heading_20_2" text:outline-level="2"><text:bookmark-start text:name="migrate-from-python-2-to-python-3"/>Migrate From Python 2 to Python 3<text:bookmark-end text:name="migrate-from-python-2-to-python-3"/></text:h>
      <table:table table:name="Table2" table:style-name="Table2">
        <table:table-column table:style-name="Table2.A"/>
        <table:table-column table:style-name="Table2.B"/>
        <table:table-row>
          <table:table-cell table:style-name="TableRowCell" office:value-type="string">
            <text:p text:style-name="Table_20_Contents"><text:span text:style-name="T1">Period</text:span></text:p>
          </table:table-cell>
          <table:table-cell table:style-name="TableRowCell" office:value-type="string">
            <text:p text:style-name="Table_20_Contents">2022-202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www.centos.org/" office:name=""><text:span text:style-name="Definition">CentOS</text:span></text:a>, <text:a xlink:type="simple" xlink:href="https://kubernetes.io/" office:name=""><text:span text:style-name="Definition">Kubernetes</text:span></text:a></text:p>
          </table:table-cell>
        </table:table-row>
      </table:table>
      <text:p text:style-name="First_20_paragraph">Pulsepoint built the entire ETL pipeline using <text:a xlink:type="simple" xlink:href="https://www.python.org/" office:name=""><text:span text:style-name="Definition">Python</text:span></text:a> 2. On January 1, 2020, Python 2 reached its end of life. In order for the ETL pipeline to continue to grow, we needed to migrate to Python 3.</text:p>
      <text:p text:style-name="Text_20_body">The path we chose was to extract the code that was common to the pipeline, and turn that code into a library. We then began the normal route of making backwards incompatible changes. Because of the scope of this work (nearly 200K lines in Python files), and the work being done during a data center migration, the project is still ongoing. However, over 50K lines have been successfully completed so far.</text:p>
      <text:list text:style-name="L6">
        <text:list-item>
          <text:p text:style-name="P6">Established a library cutoff version, after which the library would no longer support Python 2.</text:p>
        </text:list-item>
        <text:list-item>
          <text:p text:style-name="P6">Began regular release cycles for the library</text:p>
        </text:list-item>
        <text:list-item>
          <text:p text:style-name="P6">Ensured that developers outside of the library maintenance team could use the library to easily migrate ETL jobs.</text:p>
        </text:list-item>
      </text:list>
      <text:h text:style-name="Heading_20_2" text:outline-level="2"><text:bookmark-start text:name="dataflow-explorer"/>Dataflow Explorer<text:bookmark-end text:name="dataflow-explorer"/></text:h>
      <table:table table:name="Table3" table:style-name="Table3">
        <table:table-column table:style-name="Table3.A"/>
        <table:table-column table:style-name="Table3.B"/>
        <table:table-row>
          <table:table-cell table:style-name="TableRowCell" office:value-type="string">
            <text:p text:style-name="Table_20_Contents"><text:span text:style-name="T1">Period</text:span></text:p>
          </table:table-cell>
          <table:table-cell table:style-name="TableRowCell" office:value-type="string">
            <text:p text:style-name="Table_20_Contents">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graphviz.org/" office:name=""><text:span text:style-name="Definition">Graphviz Dot</text:span></text:a>, <text:a xlink:type="simple" xlink:href="https://github.com/spotify/luigi" office:name=""><text:span text:style-name="Definition">Luig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mesos.apache.org/" office:name=""><text:span text:style-name="Definition">Mesos</text:span></text:a>, <text:a xlink:type="simple" xlink:href="https://www.centos.org/" office:name=""><text:span text:style-name="Definition">CentOS</text:span></text:a>, <text:a xlink:type="simple" xlink:href="https://www.nginx.com/" office:name=""><text:span text:style-name="Definition">NGINX</text:span></text:a></text:p>
          </table:table-cell>
        </table:table-row>
      </table:table>
      <text:p text:style-name="First_20_paragraph">At Pulsepoint, we have a large number of data aggregation jobs that are coordinated with each other via Spotify’s <text:a xlink:type="simple" xlink:href="https://github.com/spotify/luigi" office:name=""><text:span text:style-name="Definition">Luigi</text:span></text:a> tool. <text:a xlink:type="simple" xlink:href="https://github.com/spotify/luigi" office:name=""><text:span text:style-name="Definition">Luigi</text:span></text:a> has the user create a <text:a xlink:type="simple" xlink:href="https://www.python.org/" office:name=""><text:span text:style-name="Definition">Python</text:span></text:a> codebase that resolves which order to do jobs similar to how <text:a xlink:type="simple" xlink:href="http://www.gnu.org/software/make/" office:name=""><text:span text:style-name="Definition">GNU Make</text:span></text:a> actually works. A negative side effect of this is difficulty for humans to understand the order of jobs that will be run when the number gets to any significant size.</text:p>
      <text:p text:style-name="Text_20_body">The Dataflow Explorer would walk the <text:a xlink:type="simple" xlink:href="https://www.python.org/" office:name=""><text:span text:style-name="Definition">Python</text:span></text:a> code that represented all of the jobs, and extract the attributes that would allow construction of a dependency tree. It would then pass that tree to the <text:a xlink:type="simple" xlink:href="https://graphviz.org/" office:name=""><text:span text:style-name="Definition">Graphviz DOT</text:span></text:a> tool, which would run dot to produce an SVG file showing the graph of all the jobs. Finally, it would publish that output onto <text:a xlink:type="simple" xlink:href="https://mesos.apache.org/" office:name=""><text:span text:style-name="Definition">Mesos</text:span></text:a> using <text:a xlink:type="simple" xlink:href="https://www.nginx.com/" office:name=""><text:span text:style-name="Definition">NGINX</text:span></text:a>, allowing people to browse, zoom, and search the resulting graph.</text:p>
      <text:list text:style-name="L7">
        <text:list-item>
          <text:p text:style-name="P7">Wrote code to walk a <text:a xlink:type="simple" xlink:href="https://www.python.org/" office:name=""><text:span text:style-name="Definition">Python</text:span></text:a> code base and extract specific attributes</text:p>
        </text:list-item>
        <text:list-item>
          <text:p text:style-name="P7">Produced syntactically valid <text:a xlink:type="simple" xlink:href="https://graphviz.org/" office:name=""><text:span text:style-name="Definition">Dot</text:span></text:a> files.</text:p>
        </text:list-item>
        <text:list-item>
          <text:p text:style-name="P7">Automatically published updated versions of the graph for myself and others to use.</text:p>
        </text:list-item>
      </text:list>
      <text:h text:style-name="Heading_20_2" text:outline-level="2"><text:bookmark-start text:name="cassandra-for-user-reporting"/>Cassandra for User Reporting<text:bookmark-end text:name="cassandra-for-user-reporting"/></text:h>
      <table:table table:name="Table4" table:style-name="Table4">
        <table:table-column table:style-name="Table4.A"/>
        <table:table-column table:style-name="Table4.B"/>
        <table:table-row>
          <table:table-cell table:style-name="TableRowCell" office:value-type="string">
            <text:p text:style-name="Table_20_Contents"><text:span text:style-name="T1">Period</text:span></text:p>
          </table:table-cell>
          <table:table-cell table:style-name="TableRowCell" office:value-type="string">
            <text:p text:style-name="P9">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9">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9"><text:a xlink:type="simple" xlink:href="https://cassandra.apache.org/_/index.html" office:name=""><text:span text:style-name="Definition">Cassandra</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9"><text:a xlink:type="simple" xlink:href="https://www.centos.org/" office:name=""><text:span text:style-name="Definition">CentOS Linux</text:span></text:a></text:p>
          </table:table-cell>
        </table:table-row>
      </table:table>
      <text:p text:style-name="First_20_paragraph">Pulsepoint has a fairly significant <text:a xlink:type="simple" xlink:href="https://www.microsoft.com/en-us/sql-server" office:name=""><text:span text:style-name="Definition">Microsoft SQL Server</text:span></text:a> installation, and we were asked if we could use <text:a xlink:type="simple" xlink:href="https://cassandra.apache.org/_/index.html" office:name=""><text:span text:style-name="Definition">Cassandra</text:span></text:a> as a replacement for it. We set up a small cluster, and began trying to run various reports against it.</text:p>
      <text:p text:style-name="Text_20_body">The actual performance was impressive, but we ran into a significant roadblock: Cassandra is, in significant ways, a disk based key/value store. In order to use this as a reporting database, and avoid triggering table scans for the user reporting, we would have had to load up many copies of the same data into different tables with different primary keys.</text:p>
      <text:p text:style-name="Text_20_body">In the end, this was deemed non-feasible for the number of combinations we would have had to provide, along with the amount of maintenance as new reports could be brought online.</text:p>
      <text:list text:style-name="L8">
        <text:list-item>
          <text:p text:style-name="P10">Deployed a <text:a xlink:type="simple" xlink:href="https://cassandra.apache.org/_/index.html" office:name=""><text:span text:style-name="Definition">Cassandra</text:span></text:a> cluster.</text:p>
        </text:list-item>
        <text:list-item>
          <text:p text:style-name="P10">Produced data sets into that cluster.</text:p>
        </text:list-item>
        <text:list-item>
          <text:p text:style-name="P10">Confirmed queries ran, and ran well.</text:p>
        </text:list-item>
        <text:list-item>
          <text:p text:style-name="P10">Ultimately recommended against because of the issues with table scans and primary keys.</text:p>
        </text:list-item>
      </text:list>
      <text:h text:style-name="Heading_20_2" text:outline-level="2"><text:bookmark-start text:name="california-hadoop-cluster"/>California Hadoop Cluster<text:bookmark-end text:name="california-hadoop-cluster"/></text:h>
      <table:table table:name="Table5" table:style-name="Table5">
        <table:table-column table:style-name="Table5.A"/>
        <table:table-column table:style-name="Table5.B"/>
        <table:table-row>
          <table:table-cell table:style-name="TableRowCell" office:value-type="string">
            <text:p text:style-name="Table_20_Contents"><text:span text:style-name="T1">Period</text:span></text:p>
          </table:table-cell>
          <table:table-cell table:style-name="TableRowCell" office:value-type="string">
            <text:p text:style-name="P12">2015</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2">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2"><text:a xlink:type="simple" xlink:href="https://hadoop.apache.org/" office:name=""><text:span text:style-name="Definition">Hadoop</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2"><text:a xlink:type="simple" xlink:href="https://www.centos.org/" office:name=""><text:span text:style-name="Definition">CentOS Linux</text:span></text:a></text:p>
          </table:table-cell>
        </table:table-row>
      </table:table>
      <text:p text:style-name="First_20_paragraph">Pulsepoint needed to establish a disaster recovery site, and had chosen an existing data center to do so. In the process, establishing a <text:a xlink:type="simple" xlink:href="https://hadoop.apache.org/" office:name=""><text:span text:style-name="Definition">Hadoop</text:span></text:a> cluster was required for business continuity. My task was to get everything configured to the point that the same data jobs running in the primary cluster ran in the backup cluster and provided equivalent data, even though everything was running independently.</text:p>
      <text:list text:style-name="L9">
        <text:list-item>
          <text:p text:style-name="P13">Installed <text:a xlink:type="simple" xlink:href="https://www.cloudera.com/products/open-source/apache-hadoop/key-cdh-components.html" office:name=""><text:span text:style-name="Definition">Cloudera Distribution of Hadoop</text:span></text:a> across the cluster.</text:p>
        </text:list-item>
        <text:list-item>
          <text:p text:style-name="P13">Ensured that <text:a xlink:type="simple" xlink:href="https://hadoop.apache.org/" office:name=""><text:span text:style-name="Definition">HDFS</text:span></text:a>, <text:a xlink:type="simple" xlink:href="https://hive.apache.org/" office:name=""><text:span text:style-name="Definition">Hive</text:span></text:a> and <text:a xlink:type="simple" xlink:href="https://impala.apache.org/" office:name=""><text:span text:style-name="Definition">Impala</text:span></text:a> were functioning properly.</text:p>
        </text:list-item>
        <text:list-item>
          <text:p text:style-name="P13">Ensured that the same data jobs running in the primary cluster were running in the secondary cluster.</text:p>
        </text:list-item>
        <text:list-item>
          <text:p text:style-name="P13">Ensured that equivalent output was happening in both data centers.</text:p>
        </text:list-item>
      </text:list>
      <text:h text:style-name="Heading_20_2" text:outline-level="2"><text:bookmark-start text:name="sqoopsqoop-to-freebcpfreetdsfreetds-conversion"/><text:a xlink:type="simple" xlink:href="https://sqoop.apache.org/" office:name=""><text:span text:style-name="Definition">Sqoop</text:span></text:a> to FreeBCP(<text:a xlink:type="simple" xlink:href="https://www.freetds.org/" office:name=""><text:span text:style-name="Definition">FreeTDS</text:span></text:a>) Conversion<text:bookmark-end text:name="sqoopsqoop-to-freebcpfreetdsfreetds-conversion"/></text:h>
      <table:table table:name="Table6" table:style-name="Table6">
        <table:table-column table:style-name="Table6.A"/>
        <table:table-column table:style-name="Table6.B"/>
        <table:table-row>
          <table:table-cell table:style-name="TableRowCell" office:value-type="string">
            <text:p text:style-name="Table_20_Contents"><text:span text:style-name="T1">Period</text:span></text:p>
          </table:table-cell>
          <table:table-cell table:style-name="TableRowCell" office:value-type="string">
            <text:p text:style-name="P15">2016</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5">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5"><text:a xlink:type="simple" xlink:href="https://sqoop.apache.org/" office:name=""><text:span text:style-name="Definition">Sqoop</text:span></text:a>, <text:a xlink:type="simple" xlink:href="https://www.freetds.org/" office:name=""><text:span text:style-name="Definition">FreeTDS</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5"><text:a xlink:type="simple" xlink:href="https://hadoop.apache.org/" office:name=""><text:span text:style-name="Definition">Hadoop</text:span></text:a>, <text:a xlink:type="simple" xlink:href="https://www.microsoft.com/en-us/sql-server" office:name=""><text:span text:style-name="Definition">Microsoft SQL Server</text:span></text:a></text:p>
          </table:table-cell>
        </table:table-row>
      </table:table>
      <text:p text:style-name="First_20_paragraph"><text:a xlink:type="simple" xlink:href="https://sqoop.apache.org/" office:name=""><text:span text:style-name="Definition">Apache Sqoop</text:span></text:a> has long been deprecated, with its eventual complete retirement in June 2021. As part of Pulsepoint’s platform, we needed a replacement for <text:a xlink:type="simple" xlink:href="https://sqoop.apache.org/" office:name=""><text:span text:style-name="Definition">Sqoop</text:span></text:a> before it was fully retired. We settled on FreeBCP, which is part of the <text:a xlink:type="simple" xlink:href="https://www.freetds.org/" office:name=""><text:span text:style-name="Definition">FreeTDS</text:span></text:a> project. Using this tool, we were able to migrate our processes for transferring data from <text:a xlink:type="simple" xlink:href="https://hadoop.apache.org/" office:name=""><text:span text:style-name="Definition">Hadoop</text:span></text:a> to <text:a xlink:type="simple" xlink:href="https://www.microsoft.com/en-us/sql-server" office:name=""><text:span text:style-name="Definition">MS SQL Server</text:span></text:a>.</text:p>
      <text:list text:style-name="L10">
        <text:list-item>
          <text:p text:style-name="P16">Developed migration strategy to transition from <text:a xlink:type="simple" xlink:href="https://sqoop.apache.org/" office:name=""><text:span text:style-name="Definition">Sqoop</text:span></text:a> to FreeBCP.</text:p>
        </text:list-item>
        <text:list-item>
          <text:p text:style-name="P16">Tested FreeBCP as a substitue for <text:a xlink:type="simple" xlink:href="https://sqoop.apache.org/" office:name=""><text:span text:style-name="Definition">Sqoop</text:span></text:a>.</text:p>
        </text:list-item>
        <text:list-item>
          <text:p text:style-name="P16">Updated our ETL pipelines to use FreeBCP in place of <text:a xlink:type="simple" xlink:href="https://sqoop.apache.org/" office:name=""><text:span text:style-name="Definition">Sqoop</text:span></text:a>.</text:p>
        </text:list-item>
      </text:list>
      <text:h text:style-name="Heading_20_2" text:outline-level="2"><text:bookmark-start text:name="verticavertica-decommissioning"/><text:a xlink:type="simple" xlink:href="https://www.vertica.com/" office:name=""><text:span text:style-name="Definition">Vertica</text:span></text:a> Decommissioning<text:bookmark-end text:name="verticavertica-decommissioning"/></text:h>
      <table:table table:name="Table7" table:style-name="Table7">
        <table:table-column table:style-name="Table7.A"/>
        <table:table-column table:style-name="Table7.B"/>
        <table:table-row>
          <table:table-cell table:style-name="TableRowCell" office:value-type="string">
            <text:p text:style-name="Table_20_Contents"><text:span text:style-name="T1">Period</text:span></text:p>
          </table:table-cell>
          <table:table-cell table:style-name="TableRowCell" office:value-type="string">
            <text:p text:style-name="P18">2018</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18">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18"><text:a xlink:type="simple" xlink:href="https://www.vertica.com/" office:name=""><text:span text:style-name="Definition">Vertica</text:span></text:a>, <text:a xlink:type="simple" xlink:href="https://trino.io/" office:name=""><text:span text:style-name="Definition">Trino</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18"><text:a xlink:type="simple" xlink:href="https://www.centos.org/" office:name=""><text:span text:style-name="Definition">CentOS Linux</text:span></text:a></text:p>
          </table:table-cell>
        </table:table-row>
      </table:table>
      <text:p text:style-name="First_20_paragraph">Pulsepoint had used <text:a xlink:type="simple" xlink:href="https://www.vertica.com/" office:name=""><text:span text:style-name="Definition">Vertica</text:span></text:a>, but we were outgrowing it in 2017. In 2018, when we came up for the most recent support renewal, we had fully outgrown it and needed to replace it with something else. After trying out several other options (including <text:a xlink:type="simple" xlink:href="https://clickhouse.com/" office:name=""><text:span text:style-name="Definition">Clickhouse</text:span></text:a>, <text:a xlink:type="simple" xlink:href="https://trino.io/" office:name=""><text:span text:style-name="Definition">Trino</text:span></text:a>, [MariaDB][MARIODB], and others), we settled on Trino as the option that provided us with the best capabilities while being nearest to the performance that <text:a xlink:type="simple" xlink:href="https://www.vertica.com/" office:name=""><text:span text:style-name="Definition">Vertica</text:span></text:a> provided.</text:p>
      <text:list text:style-name="L11">
        <text:list-item>
          <text:p text:style-name="P19">Performance tested existing <text:a xlink:type="simple" xlink:href="https://www.vertica.com/" office:name=""><text:span text:style-name="Definition">Vertica</text:span></text:a> queries.</text:p>
        </text:list-item>
        <text:list-item>
          <text:p text:style-name="P19">Stood up several competitors and compared their performance using the same queries.</text:p>
        </text:list-item>
        <text:list-item>
          <text:p text:style-name="P19">Compared maintenance of these environments to Vertica.</text:p>
        </text:list-item>
        <text:list-item>
          <text:p text:style-name="P19">Finally chose <text:a xlink:type="simple" xlink:href="https://trino.io/" office:name=""><text:span text:style-name="Definition">Trino</text:span></text:a>, implemented it, and fully decommissioned <text:a xlink:type="simple" xlink:href="https://www.vertica.com/" office:name=""><text:span text:style-name="Definition">Vertica</text:span></text:a>.</text:p>
        </text:list-item>
      </text:list>
      <text:h text:style-name="Heading_20_2" text:outline-level="2"><text:bookmark-start text:name="data-management-team-split"/>Data Management Team Split<text:bookmark-end text:name="data-management-team-split"/></text:h>
      <table:table table:name="Table8" table:style-name="Table8">
        <table:table-column table:style-name="Table8.A"/>
        <table:table-column table:style-name="Table8.B"/>
        <table:table-row>
          <table:table-cell table:style-name="TableRowCell" office:value-type="string">
            <text:p text:style-name="Table_20_Contents"><text:span text:style-name="T1">Period</text:span></text:p>
          </table:table-cell>
          <table:table-cell table:style-name="TableRowCell" office:value-type="string">
            <text:p text:style-name="P21">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1">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1"><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1"><text:a xlink:type="simple" xlink:href="https://www.atlassian.com/software/jira" office:name=""><text:span text:style-name="Definition">Jira</text:span></text:a>, <text:a xlink:type="simple" xlink:href="https://github.com/" office:name=""><text:span text:style-name="Definition">GitHub</text:span></text:a></text:p>
          </table:table-cell>
        </table:table-row>
      </table:table>
      <text:p text:style-name="First_20_paragraph">As part of the growth of Pulsepoint, the Data Management team reached a point wherein the team was no longer able to do everything that was required: New data products were needed, and the data platform itself needed both maintenance and new features as well. I made the decision to split the team in two, creating a Data Platform team and a Data Product Development team. Each team would be focused on exactly one role, instead of trying to split the focus between two distinct functions.</text:p>
      <text:list text:style-name="L12">
        <text:list-item>
          <text:p text:style-name="P22">Divided the team into two distinct functional teams.</text:p>
        </text:list-item>
        <text:list-item>
          <text:p text:style-name="P22">Divided the code between the two teams to reflect their individual functions.</text:p>
        </text:list-item>
        <text:list-item>
          <text:p text:style-name="P22">Divided the <text:a xlink:type="simple" xlink:href="https://www.atlassian.com/software/jira" office:name=""><text:span text:style-name="Definition">Jira</text:span></text:a> board between the two teams.</text:p>
        </text:list-item>
        <text:list-item>
          <text:p text:style-name="P22">Established new teams on <text:a xlink:type="simple" xlink:href="https://github.com/" office:name=""><text:span text:style-name="Definition">GitHub</text:span></text:a>, with each team getting only the portion of the code belonging to them.</text:p>
        </text:list-item>
      </text:list>
      <text:h text:style-name="Heading_20_2" text:outline-level="2"><text:bookmark-start text:name="data-management-code-split"/>Data Management Code Split<text:bookmark-end text:name="data-management-code-split"/></text:h>
      <table:table table:name="Table9" table:style-name="Table9">
        <table:table-column table:style-name="Table9.A"/>
        <table:table-column table:style-name="Table9.B"/>
        <table:table-row>
          <table:table-cell table:style-name="TableRowCell" office:value-type="string">
            <text:p text:style-name="Table_20_Contents"><text:span text:style-name="T1">Period</text:span></text:p>
          </table:table-cell>
          <table:table-cell table:style-name="TableRowCell" office:value-type="string">
            <text:p text:style-name="P24">2021</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P24">Pulsepoint</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P24"><text:a xlink:type="simple" xlink:href="https://www.git-scm.com/" office:name=""><text:span text:style-name="Definition">Git</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P24"><text:a xlink:type="simple" xlink:href="https://github.com/" office:name=""><text:span text:style-name="Definition">GitHub</text:span></text:a></text:p>
          </table:table-cell>
        </table:table-row>
      </table:table>
      <text:p text:style-name="First_20_paragraph">Pulsepoint needed to split the Data Management team into a Data Platform team and a Data Product Development team. This also meant splitting the code, since the entirety of the ETL pipeline was in one monolithic repository. The team had to develop a means of crossing repository boundaries to establish the pipeline steps (e.g.: Job A in repository 1 is dependent on Job B in repository 2). We also had to come to agreements on how to determine which team got which pieces of code.</text:p>
      <text:list text:style-name="L13">
        <text:list-item>
          <text:p text:style-name="P25">Developed cross-repository dependency system for ETL jobs.</text:p>
        </text:list-item>
        <text:list-item>
          <text:p text:style-name="P25">Agreed on terms to decide which team got which piece of code from the original repository.</text:p>
        </text:list-item>
        <text:list-item>
          <text:p text:style-name="P25">Created new repositories to get that code.</text:p>
        </text:list-item>
        <text:list-item>
          <text:p text:style-name="P25">Created new teams on <text:a xlink:type="simple" xlink:href="https://github.com/" office:name=""><text:span text:style-name="Definition">GitHub</text:span></text:a> to assign ownership over the newly divided code.</text:p>
        </text:list-item>
      </text:list>
      <text:h text:style-name="Heading_20_2" text:outline-level="2"><text:bookmark-start text:name="advanced-search-tool"/>Advanced Search Tool<text:bookmark-end text:name="advanced-search-tool"/></text:h>
      <table:table table:name="Table10" table:style-name="Table10">
        <table:table-column table:style-name="Table10.A"/>
        <table:table-column table:style-name="Table10.B"/>
        <table:table-row>
          <table:table-cell table:style-name="TableRowCell" office:value-type="string">
            <text:p text:style-name="Table_20_Contents"><text:span text:style-name="T1">Period</text:span></text:p>
          </table:table-cell>
          <table:table-cell table:style-name="TableRowCell" office:value-type="string">
            <text:p text:style-name="Table_20_Contents">2014</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jquery.com/" office:name=""><text:span text:style-name="Definition">jQuery</text:span></text:a>, <text:a xlink:type="simple" xlink:href="https://jqueryui.com/" office:name=""><text:span text:style-name="Definition">jQueryUI</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Server: <text:a xlink:type="simple" xlink:href="https://www.turbogears.org/" office:name=""><text:span text:style-name="Definition">TurboGears</text:span></text:a>, Browser (Cross Browser)</text:p>
          </table:table-cell>
        </table:table-row>
      </table:table>
      <text:p text:style-name="First_20_paragraph">At OrcaTec, the primary tool we provided to our customers was the ability to search collections of documents quickly. In addition to having simple search tools, we also had a helper tool in the “Advanced Search”.</text:p>
      <text:p text:style-name="Text_20_body">This tool allowed the user to search based on a dozen different fields, but was still limited and fragile. It was unable to help the user build queries which combined different fields in a single clause. In addition, it had issues with encoding &lt;&gt; in email addresses, and did not support drag and drop on all of our supported browsers.</text:p>
      <text:p text:style-name="Text_20_body">When this project was completed, this tool had transformed noticeably. It now is its own miniature investigative tool, allowing customers to easily search through collections of documents. One customer reported narrowing their searches from 80,000 possible documents down to under 2,000 within an hour through use of this tool. Due to extensive test coverage when the code was published, even the problems that were found were quickly fixable. All of this was accomplished while reducing the total code for it by 50%.</text:p>
      <text:list text:style-name="L14">
        <text:list-item>
          <text:p text:style-name="P26">Debugged issues with drag/drop on mobile browsers.</text:p>
        </text:list-item>
        <text:list-item>
          <text:p text:style-name="P26">Designed new interface for maximum flexibility, and to allow easy refinement of queries as they are being built.</text:p>
        </text:list-item>
        <text:list-item>
          <text:p text:style-name="P26">Incorporated user feedback to improve that design.</text:p>
        </text:list-item>
      </text:list>
      <text:h text:style-name="Heading_20_2" text:outline-level="2"><text:bookmark-start text:name="pasterpaster-to-apacheapachemod_wsgimodwsgi-conversion"/><text:a xlink:type="simple" xlink:href="https://pypi.org/project/Paste/" office:name=""><text:span text:style-name="Definition">Paster</text:span></text:a> to <text:a xlink:type="simple" xlink:href="https://httpd.apache.org/" office:name=""><text:span text:style-name="Definition">Apache</text:span></text:a>/<text:a xlink:type="simple" xlink:href="https://code.google.com/archive/p/modwsgi" office:name=""><text:span text:style-name="Definition">mod_wsgi</text:span></text:a> Conversion<text:bookmark-end text:name="pasterpaster-to-apacheapachemod_wsgimodwsgi-conversion"/></text:h>
      <table:table table:name="Table11" table:style-name="Table11">
        <table:table-column table:style-name="Table11.A"/>
        <table:table-column table:style-name="Table11.B"/>
        <table:table-row>
          <table:table-cell table:style-name="TableRowCell" office:value-type="string">
            <text:p text:style-name="Table_20_Contents"><text:span text:style-name="T1">Period</text:span></text:p>
          </table:table-cell>
          <table:table-cell table:style-name="TableRowCell" office:value-type="string">
            <text:p text:style-name="Table_20_Contents">2013</text:p>
          </table:table-cell>
        </table:table-row>
        <table:table-row>
          <table:table-cell table:style-name="TableRowCell" office:value-type="string">
            <text:p text:style-name="Table_20_Contents"><text:span text:style-name="T1">Company</text:span></text:p>
          </table:table-cell>
          <table:table-cell table:style-name="TableRowCell" office:value-type="string">
            <text:p text:style-name="Table_20_Contents">OrcaTec, LLC</text:p>
          </table:table-cell>
        </table:table-row>
        <table:table-row>
          <table:table-cell table:style-name="TableRowCell" office:value-type="string">
            <text:p text:style-name="Table_20_Contents"><text:span text:style-name="T1">Tools</text:span></text:p>
          </table:table-cell>
          <table:table-cell table:style-name="TableRowCell" office:value-type="string">
            <text:p text:style-name="Table_20_Contents"><text:a xlink:type="simple" xlink:href="https://www.python.org/" office:name=""><text:span text:style-name="Definition">Python</text:span></text:a>, <text:a xlink:type="simple" xlink:href="https://httpd.apache.org/" office:name=""><text:span text:style-name="Definition">Apache</text:span></text:a>, <text:a xlink:type="simple" xlink:href="https://code.google.com/archive/p/modwsgi" office:name=""><text:span text:style-name="Definition">mod_wsgi</text:span></text:a>, <text:a xlink:type="simple" xlink:href="https://pypi.org/project/Paste/" office:name=""><text:span text:style-name="Definition">Paster</text:span></text:a></text:p>
          </table:table-cell>
        </table:table-row>
        <table:table-row>
          <table:table-cell table:style-name="TableRowCell" office:value-type="string">
            <text:p text:style-name="Table_20_Contents"><text:span text:style-name="T1">Platform</text:span></text:p>
          </table:table-cell>
          <table:table-cell table:style-name="TableRowCell" office:value-type="string">
            <text:p text:style-name="Table_20_Contents"><text:a xlink:type="simple" xlink:href="https://ubuntu.com/" office:name=""><text:span text:style-name="Definition">Ubuntu</text:span></text:a> Linux</text:p>
          </table:table-cell>
        </table:table-row>
      </table:table>
      <text:p text:style-name="First_20_paragraph"><text:a xlink:type="simple" xlink:href="https://pypi.org/project/Paste/" office:name=""><text:span text:style-name="Definition">Paster</text:span></text:a> is meant to be used in a development environment, allowing the developer to use a (single threaded) lightweight, easily managed webserver while writing code before it goes to production. At OrcaTec, we were using <text:a xlink:type="simple" xlink:href="https://pypi.org/project/Paste/" office:name=""><text:span text:style-name="Definition">Paster</text:span></text:a> both in development and in production. Due to the demands being placed on <text:a xlink:type="simple" xlink:href="https://pypi.org/project/Paste/" office:name=""><text:span text:style-name="Definition">Paster</text:span></text:a> (in many instances, loading up documents that were over 100M), the entire system could appear (to one user) to freeze up due to it responding to a request from another user.</text:p>
      <text:p text:style-name="Text_20_body">After analysis, we were able to determine that <text:a xlink:type="simple" xlink:href="https://pypi.org/project/Paste/" office:name=""><text:span text:style-name="Definition">Paster</text:span></text:a> was no longer suitable for our needs. Since <text:a xlink:type="simple" xlink:href="https://httpd.apache.org/" office:name=""><text:span text:style-name="Definition">Apache</text:span></text:a>, with <text:a xlink:type="simple" xlink:href="https://code.google.com/archive/p/modwsgi" office:name=""><text:span text:style-name="Definition">mod_wsgi</text:span></text:a>, provides an at least adequate performance web server (in comparison to others like Nginx), and the <text:a xlink:type="simple" xlink:href="https://httpd.apache.org/" office:name=""><text:span text:style-name="Definition">Apache</text:span></text:a> configuration was already known to the team, we chose to switch from <text:a xlink:type="simple" xlink:href="https://pypi.org/project/Paste/" office:name=""><text:span text:style-name="Definition">Paster</text:span></text:a> to <text:a xlink:type="simple" xlink:href="https://httpd.apache.org/" office:name=""><text:span text:style-name="Definition">Apache</text:span></text:a>. This allowed us to have <text:a xlink:type="simple" xlink:href="https://httpd.apache.org/" office:name=""><text:span text:style-name="Definition">Apache</text:span></text:a> itself serve up static files (like images, css files, and javascript files), leaving the dynamic pages to the <text:a xlink:type="simple" xlink:href="https://www.python.org/" office:name=""><text:span text:style-name="Definition">Python</text:span></text:a> code.</text:p>
      <text:list text:style-name="L15">
        <text:list-item>
          <text:p text:style-name="P27">Debugged threading/locking/memory usage issues with <text:a xlink:type="simple" xlink:href="https://pypi.org/project/Paste/" office:name=""><text:span text:style-name="Definition">Paster</text:span></text:a>.</text:p>
        </text:list-item>
        <text:list-item>
          <text:p text:style-name="P27">Recompiled and repackaged <text:a xlink:type="simple" xlink:href="https://www.python.org/" office:name=""><text:span text:style-name="Definition">Python 2.6.8</text:span></text:a>, <text:a xlink:type="simple" xlink:href="https://httpd.apache.org/" office:name=""><text:span text:style-name="Definition">Apache</text:span></text:a>, and <text:a xlink:type="simple" xlink:href="https://code.google.com/archive/p/modwsgi" office:name=""><text:span text:style-name="Definition">mod_wsgi</text:span></text:a> for use with <text:a xlink:type="simple" xlink:href="https://ubuntu.com/" office:name=""><text:span text:style-name="Definition">Ubuntu 10.04</text:span></text:a>.</text:p>
        </text:list-item>
        <text:list-item>
          <text:p text:style-name="P27">Developed automatic <text:a xlink:type="simple" xlink:href="https://httpd.apache.org/" office:name=""><text:span text:style-name="Definition">Apache</text:span></text:a> configuration for use within our local stac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15T01:06:06Z</meta:creation-date>
    <dc:date>2026-01-15T01:06:06Z</dc:date>
  </office:meta>
</office:document-meta>
</file>